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a program that converts a number N from base M (2 &lt;= M &lt;= 10) to base 10.</text:p>
      <text:p text:style-name="Standard"/>
      <text:p text:style-name="Standard">For instance, 201223=2×34+0×33+1×32+2×31+2×30=162+0+9+6+2=179</text:p>
      <text:p text:style-name="Standard">MODE: normal</text:p>
      <text:p text:style-name="Standard"/>
      <text:p text:style-name="Standard">For example:</text:p>
      <text:p text:style-name="Standard"/>
      <text:p text:style-name="Standard">Input<text:tab/>Result</text:p>
      <text:p text:style-name="Standard">20122 3</text:p>
      <text:p text:style-name="Standard">1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8:02:49.601000000</meta:creation-date>
    <dc:date>2022-07-09T18:04:54.832000000</dc:date>
    <meta:editing-duration>PT2M5S</meta:editing-duration>
    <meta:editing-cycles>1</meta:editing-cycles>
    <meta:document-statistic meta:table-count="0" meta:image-count="0" meta:object-count="0" meta:page-count="1" meta:paragraph-count="7" meta:word-count="31" meta:character-count="186" meta:non-whitespace-character-count="162"/>
    <meta:generator>LibreOffice/5.4.6.2$Windows_X86_64 LibreOffice_project/4014ce260a04f1026ba855d3b8d91541c224eab8</meta:generator>
  </office:meta>
</office:document-meta>
</file>